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8pt" style:font-size-asian="8pt" style:font-size-complex="8pt"/>
    </style:style>
    <style:style style:name="P3" style:family="paragraph">
      <loext:graphic-properties draw:fill-color="#ff3300"/>
      <style:paragraph-properties fo:text-align="center"/>
      <style:text-properties style:font-name="Times New Roman" fo:font-size="8pt" style:font-size-asian="8pt" style:font-size-complex="8pt"/>
    </style:style>
    <style:style style:name="P4" style:family="paragraph">
      <loext:graphic-properties draw:fill-color="#ffcc00"/>
      <style:paragraph-properties fo:text-align="center"/>
      <style:text-properties style:font-name="Times New Roman" fo:font-size="8pt" style:font-size-asian="8pt" style:font-size-complex="8pt"/>
    </style:style>
    <style:style style:name="P5" style:family="paragraph">
      <loext:graphic-properties draw:fill-color="#ccff66"/>
      <style:paragraph-properties fo:text-align="center"/>
      <style:text-properties style:font-name="Times New Roman" fo:font-size="8pt" style:font-size-asian="8pt" style:font-size-complex="8pt"/>
    </style:style>
    <style:style style:name="P6" style:family="paragraph">
      <style:paragraph-properties fo:text-align="center"/>
      <style:text-properties style:font-name="Times New Roman" fo:font-size="6pt" style:font-size-asian="6pt" style:font-size-complex="6pt"/>
    </style:style>
    <style:style style:name="P7" style:family="paragraph">
      <loext:graphic-properties draw:fill-color="#ff3300"/>
      <style:paragraph-properties fo:text-align="center"/>
      <style:text-properties style:font-name="Times New Roman" fo:font-size="6pt" style:font-size-asian="6pt" style:font-size-complex="6pt"/>
    </style:style>
    <style:style style:name="P8" style:family="paragraph">
      <loext:graphic-properties draw:fill-color="#ffcc00"/>
      <style:paragraph-properties fo:text-align="center"/>
      <style:text-properties style:font-name="Times New Roman" fo:font-size="6pt" style:font-size-asian="6pt" style:font-size-complex="6pt"/>
    </style:style>
    <style:style style:name="P9" style:family="paragraph">
      <loext:graphic-properties draw:fill-color="#ccff66"/>
      <style:paragraph-properties fo:text-align="center"/>
      <style:text-properties style:font-name="Times New Roman" fo:font-size="6pt" style:font-size-asian="6pt" style:font-size-complex="6pt"/>
    </style:style>
    <style:style style:name="P10" style:family="paragraph">
      <loext:graphic-properties draw:fill="solid" draw:fill-color="#00cc00"/>
      <style:paragraph-properties fo:text-align="center"/>
      <style:text-properties style:font-name="Times New Roman" fo:font-size="6pt" style:font-size-asian="6pt" style:font-size-complex="6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6pt" style:font-size-asian="6pt" style:font-size-complex="6pt"/>
    </style:style>
    <style:style style:name="gr1" style:family="graphic">
      <style:graphic-properties draw:textarea-horizontal-align="justify" draw:textarea-vertical-align="middle" draw:auto-grow-height="false" fo:min-height="0.7764in" fo:min-width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00" draw:textarea-horizontal-align="justify" draw:textarea-vertical-align="middle" draw:auto-grow-height="false" fo:min-height="0.7764in" fo:min-width="0.7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00" draw:textarea-horizontal-align="justify" draw:textarea-vertical-align="middle" draw:auto-grow-height="false" fo:min-height="0.7764in" fo:min-width="0.5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3300" draw:textarea-horizontal-align="justify" draw:textarea-vertical-align="middle" draw:auto-grow-height="false" fo:min-height="0.7764in" fo:min-width="0.7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cc00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cff66" draw:textarea-horizontal-align="justify" draw:textarea-vertical-align="middle" draw:auto-grow-height="false" fo:min-height="0.7764in" fo:min-width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3300" draw:textarea-horizontal-align="justify" draw:textarea-vertical-align="middle" draw:auto-grow-height="false" fo:min-height="0.7764in" fo:min-width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cc00" draw:textarea-horizontal-align="justify" draw:textarea-vertical-align="middle" draw:auto-grow-height="false" fo:min-height="0.7764in" fo:min-width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cc00" draw:textarea-horizontal-align="justify" draw:textarea-vertical-align="middle" draw:auto-grow-height="false" fo:min-height="0.7764in" fo:min-width="0.4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ccff66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cff66" draw:textarea-horizontal-align="justify" draw:textarea-vertical-align="middle" draw:auto-grow-height="false" fo:min-height="0.7764in" fo:min-width="0.4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3300" draw:textarea-horizontal-align="justify" draw:textarea-vertical-align="middle" draw:auto-grow-height="false" fo:min-height="0.7764in" fo:min-width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00cc00" draw:textarea-horizontal-align="justify" draw:textarea-vertical-align="middle" draw:auto-grow-height="false" fo:min-height="0.7764in" fo:min-width="0.4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3300" draw:textarea-horizontal-align="justify" draw:textarea-vertical-align="middle" draw:auto-grow-height="false" fo:min-height="0.7764in" fo:min-width="0.4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3300" draw:textarea-horizontal-align="justify" draw:textarea-vertical-align="middle" draw:auto-grow-height="false" fo:min-height="0.7764in" fo:min-width="0.3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ff3300" draw:textarea-horizontal-align="justify" draw:textarea-vertical-align="middle" draw:auto-grow-height="false" fo:min-height="0.7764in" fo:min-width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00cc00" draw:textarea-horizontal-align="justify" draw:textarea-vertical-align="middle" draw:auto-grow-height="false" fo:min-height="0.7764in" fo:min-width="0.3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3300" draw:textarea-horizontal-align="justify" draw:textarea-vertical-align="middle" draw:auto-grow-height="false" fo:min-height="0.7764in" fo:min-width="0.4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0.4067in" svg:height="0.7768in" svg:x="0.1929in" svg:y="0.2236in"><text:p text:style-name="P1"><text:span text:style-name="T1">Input</text:span></text:p><text:p text:style-name="P1"><text:span text:style-name="T1">1x15x15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3" svg:width="0.7748in" svg:height="0.7768in" svg:x="0.6217in" svg:y="0.2236in"><text:p text:style-name="P1"><text:span text:style-name="T1">CONV1+ReLU</text:span></text:p><text:p text:style-name="P1"><text:span text:style-name="T1">filters: 20</text:span></text:p><text:p text:style-name="P1"><text:span text:style-name="T1">f_size: 4x4</text:span></text:p><text:p text:style-name="P1"><text:span text:style-name="T1">stride: 1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2" draw:name="Shape1" draw:style-name="gr3" draw:text-style-name="P4" svg:width="0.5287in" svg:height="0.7768in" svg:x="1.4181in" svg:y="0.2236in"><text:p text:style-name="P1"><text:span text:style-name="T1">POOL1</text:span></text:p><text:p text:style-name="P1"><text:span text:style-name="T1">f_size: 2x2</text:span></text:p><text:p text:style-name="P1"><text:span text:style-name="T1">stride: 2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3" draw:name="Shape1" draw:style-name="gr4" draw:text-style-name="P3" svg:width="0.7406in" svg:height="0.7768in" svg:x="1.9626in" svg:y="0.2236in"><text:p text:style-name="P1"><text:span text:style-name="T1">CONV2+ReLU</text:span></text:p><text:p text:style-name="P1"><text:span text:style-name="T1">filters: 40</text:span></text:p><text:p text:style-name="P1"><text:span text:style-name="T1">f_size: 3x3</text:span></text:p><text:p text:style-name="P1"><text:span text:style-name="T1">stride: 1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5" draw:text-style-name="P4" svg:width="0.5524in" svg:height="0.7768in" svg:x="2.7193in" svg:y="0.2236in"><text:p text:style-name="P1"><text:span text:style-name="T1">POOL2</text:span></text:p><text:p text:style-name="P1"><text:span text:style-name="T1">stride: 2</text:span></text:p><text:p text:style-name="P1"><text:span text:style-name="T1">padding: 0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6" draw:text-style-name="P5" svg:width="0.5524in" svg:height="0.7768in" svg:x="3.2937in" svg:y="0.2236in"><text:p text:style-name="P1"><text:span text:style-name="T1">FC1+ReLU</text:span></text:p><text:p text:style-name="P1"><text:span text:style-name="T1">60</text:span>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5" svg:width="0.5524in" svg:height="0.7768in" svg:x="3.8681in" svg:y="0.2236in"><text:p text:style-name="P1"><text:span text:style-name="T1">FC2+ReLU</text:span></text:p><text:p text:style-name="P1"><text:span text:style-name="T1">2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7" draw:text-style-name="P6" svg:width="0.3331in" svg:height="0.7768in" svg:x="0.1929in" svg:y="0.0319in"><text:p text:style-name="P1"><text:span text:style-name="T2">Input</text:span></text:p><text:p text:style-name="P1"><text:span text:style-name="T2">1x39x39</text:span></text:p><draw:enhanced-geometry svg:viewBox="0 0 21600 21600" draw:type="rectangle" draw:enhanced-path="M 0 0 L 21600 0 21600 21600 0 21600 0 0 Z N"/></draw:custom-shape><draw:custom-shape text:anchor-type="paragraph" draw:z-index="8" draw:name="Shape1" draw:style-name="gr8" draw:text-style-name="P7" svg:width="0.5504in" svg:height="0.7768in" svg:x="0.5437in" svg:y="0.0319in"><text:p text:style-name="P1"><text:span text:style-name="T2">CONV1+ReLU</text:span></text:p><text:p text:style-name="P1"><text:span text:style-name="T2">filters: 20</text:span></text:p><text:p text:style-name="P1"><text:span text:style-name="T2">f_size: 4x4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8" draw:text-style-name="P7" svg:width="0.5504in" svg:height="0.7768in" svg:x="1.5366in" svg:y="0.0319in"><text:p text:style-name="P1"><text:span text:style-name="T2">CONV2+ReLU</text:span></text:p><text:p text:style-name="P1"><text:span text:style-name="T2">filters: 40</text:span></text:p><text:p text:style-name="P1"><text:span text:style-name="T2">f_size: 3x3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9" draw:name="Shape1" draw:style-name="gr9" draw:text-style-name="P8" svg:width="0.4098in" svg:height="0.7768in" svg:x="1.111in" svg:y="0.0319in"><text:p text:style-name="P1"><text:span text:style-name="T2">POOL1</text:span></text:p><text:p text:style-name="P1"><text:span text:style-name="T2">f_size: 2x2</text:span></text:p><text:p text:style-name="P1"><text:span text:style-name="T2">stride: 2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0" draw:text-style-name="P8" svg:width="0.4157in" svg:height="0.7768in" svg:x="2.1055in" svg:y="0.0374in"><text:p text:style-name="P1"><text:span text:style-name="T2">POOL2</text:span></text:p><text:p text:style-name="P1"><text:span text:style-name="T2">stride: 2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4" draw:name="Shape1" draw:style-name="gr8" draw:text-style-name="P7" svg:width="0.5504in" svg:height="0.7768in" svg:x="2.5374in" svg:y="0.0319in"><text:p text:style-name="P1"><text:span text:style-name="T2">CONV3+ReLU</text:span></text:p><text:p text:style-name="P1"><text:span text:style-name="T2">filters: 60</text:span></text:p><text:p text:style-name="P1"><text:span text:style-name="T2">f_size: 3x3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5" draw:name="Shape1" draw:style-name="gr9" draw:text-style-name="P8" svg:width="0.4098in" svg:height="0.7768in" svg:x="3.0992in" svg:y="0.0319in"><text:p text:style-name="P1"><text:span text:style-name="T2">POOL3</text:span></text:p><text:p text:style-name="P1"><text:span text:style-name="T2">f_size: 2x2</text:span></text:p><text:p text:style-name="P1"><text:span text:style-name="T2">stride: 2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6" draw:name="Shape1" draw:style-name="gr13" draw:text-style-name="P7" svg:width="0.548in" svg:height="0.7768in" svg:x="3.5252in" svg:y="0.0319in"><text:p text:style-name="P1"><text:span text:style-name="T2">CONV4+ReLU</text:span></text:p><text:p text:style-name="P1"><text:span text:style-name="T2">filters: 80</text:span></text:p><text:p text:style-name="P1"><text:span text:style-name="T2">f_size: 2x2</text:span></text:p><text:p text:style-name="P1"><text:span text:style-name="T2">stride: 1</text:span></text:p><text:p text:style-name="P1"><text:span text:style-name="T2">padding: 0</text:span></text:p><draw:enhanced-geometry svg:viewBox="0 0 21600 21600" draw:type="rectangle" draw:enhanced-path="M 0 0 L 21600 0 21600 21600 0 21600 0 0 Z N"/></draw:custom-shape><draw:custom-shape text:anchor-type="paragraph" draw:z-index="12" draw:name="Shape1" draw:style-name="gr11" draw:text-style-name="P9" svg:width="0.4512in" svg:height="0.7768in" svg:x="4.0898in" svg:y="0.0319in"><text:p text:style-name="P1"><text:span text:style-name="T2">FC1+ReLU</text:span></text:p><text:p text:style-name="P1"><text:span text:style-name="T2">120/100/100</text:span></text:p><draw:enhanced-geometry svg:viewBox="0 0 21600 21600" draw:type="rectangle" draw:enhanced-path="M 0 0 L 21600 0 21600 21600 0 21600 0 0 Z N"/></draw:custom-shape><draw:custom-shape text:anchor-type="paragraph" draw:z-index="13" draw:name="Shape1" draw:style-name="gr12" draw:text-style-name="P9" svg:width="0.4217in" svg:height="0.7768in" svg:x="4.5571in" svg:y="0.0319in"><text:p text:style-name="P1"><text:span text:style-name="T2">FC2+ReLU</text:span></text:p><text:p text:style-name="P1"><text:span text:style-name="T2">10/6/6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17" draw:name="Shape1" draw:style-name="gr7" draw:text-style-name="P6" svg:width="0.3331in" svg:height="0.7768in" svg:x="0.1929in" svg:y="0.0319in"><text:p text:style-name="P1"><text:span text:style-name="T2">Input</text:span></text:p><text:p text:style-name="P1"><text:span text:style-name="T2">192x256</text:span></text:p><draw:enhanced-geometry svg:viewBox="0 0 21600 21600" draw:type="rectangle" draw:enhanced-path="M 0 0 L 21600 0 21600 21600 0 21600 0 0 Z N"/></draw:custom-shape><draw:custom-shape text:anchor-type="paragraph" draw:z-index="18" draw:name="Shape1" draw:style-name="gr8" draw:text-style-name="P7" svg:width="0.5504in" svg:height="0.7768in" svg:x="0.5437in" svg:y="0.0319in"><text:p text:style-name="P1"><text:span text:style-name="T2">CONV1</text:span></text:p><text:p text:style-name="P1"><text:span text:style-name="T2">filters: 32</text:span></text:p><text:p text:style-name="P1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19" draw:name="Shape1" draw:style-name="gr9" draw:text-style-name="P8" svg:width="0.4098in" svg:height="0.7768in" svg:x="1.111in" svg:y="0.0319in"><text:p text:style-name="P1"><text:span text:style-name="T2">POOL1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0" draw:name="Shape1" draw:style-name="gr8" draw:text-style-name="P7" svg:width="0.5504in" svg:height="0.7768in" svg:x="1.8866in" svg:y="0.0319in"><text:p text:style-name="P1"><text:span text:style-name="T2">CONV2</text:span></text:p><text:p text:style-name="P1"><text:span text:style-name="T2">filters: 64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1" draw:name="Shape1" draw:style-name="gr10" draw:text-style-name="P8" svg:width="0.4157in" svg:height="0.7768in" svg:x="2.4555in" svg:y="0.0374in"><text:p text:style-name="P1"><text:span text:style-name="T2">POOL2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2" draw:name="Shape1" draw:style-name="gr11" draw:text-style-name="P9" svg:width="0.4512in" svg:height="0.7768in" svg:x="4.5807in" svg:y="0.0319in"><text:p text:style-name="P1"><text:span text:style-name="T2">FC1</text:span></text:p><text:p text:style-name="P1"><text:span text:style-name="T2">1000</text:span></text:p><draw:enhanced-geometry svg:viewBox="0 0 21600 21600" draw:type="rectangle" draw:enhanced-path="M 0 0 L 21600 0 21600 21600 0 21600 0 0 Z N"/></draw:custom-shape><draw:custom-shape text:anchor-type="paragraph" draw:z-index="24" draw:name="Shape1" draw:style-name="gr8" draw:text-style-name="P7" svg:width="0.5504in" svg:height="0.7768in" svg:x="3.2425in" svg:y="0.0319in"><text:p text:style-name="P1"><text:span text:style-name="T2">CONV3</text:span></text:p><text:p text:style-name="P1"><text:span text:style-name="T2">filters: 128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5" draw:name="Shape1" draw:style-name="gr9" draw:text-style-name="P8" svg:width="0.4098in" svg:height="0.7768in" svg:x="3.8043in" svg:y="0.0319in"><text:p text:style-name="P1"><text:span text:style-name="T2">POOL3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26" draw:name="Shape1" draw:style-name="gr11" draw:text-style-name="P9" svg:width="0.4512in" svg:height="0.7768in" svg:x="5.3929in" svg:y="0.0319in"><text:p text:style-name="P1"><text:span text:style-name="T2">FC2</text:span></text:p><text:p text:style-name="P1"><text:span text:style-name="T2">10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7" draw:name="Shape1" draw:style-name="gr14" draw:text-style-name="P10" svg:width="0.3331in" svg:height="0.7768in" svg:x="1.5354in" svg:y="0.0319in"><text:p text:style-name="P1"><text:span text:style-name="T2">DROP1</text:span></text:p><text:p text:style-name="P1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28" draw:name="Shape1" draw:style-name="gr14" draw:text-style-name="P10" svg:width="0.3331in" svg:height="0.7768in" svg:x="2.8902in" svg:y="0.0374in"><text:p text:style-name="P1"><text:span text:style-name="T2">DROP2</text:span></text:p><text:p text:style-name="P1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29" draw:name="Shape1" draw:style-name="gr14" draw:text-style-name="P10" svg:width="0.3331in" svg:height="0.7768in" svg:x="4.2283in" svg:y="0.0319in"><text:p text:style-name="P1"><text:span text:style-name="T2">DROP3</text:span></text:p><text:p text:style-name="P1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30" draw:name="Shape1" draw:style-name="gr14" draw:text-style-name="P10" svg:width="0.3331in" svg:height="0.7768in" svg:x="5.0457in" svg:y="0.0319in"><text:p text:style-name="P1"><text:span text:style-name="T2">DROP4</text:span></text:p><text:p text:style-name="P1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23" draw:name="Shape1" draw:style-name="gr12" draw:text-style-name="P9" svg:width="0.4217in" svg:height="0.7768in" svg:x="5.8583in" svg:y="0.0319in"><text:p text:style-name="P1"><text:span text:style-name="T2">FC3</text:span></text:p><text:p text:style-name="P1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><draw:custom-shape text:anchor-type="paragraph" draw:z-index="31" draw:name="Shape1" draw:style-name="gr7" draw:text-style-name="P6" svg:width="0.3331in" svg:height="0.7768in" svg:x="0.2319in" svg:y="0.4228in"><text:p text:style-name="P1"><text:span text:style-name="T2">Input</text:span></text:p><text:p text:style-name="P1"><text:span text:style-name="T2">96x96</text:span></text:p><draw:enhanced-geometry svg:viewBox="0 0 21600 21600" draw:type="rectangle" draw:enhanced-path="M 0 0 L 21600 0 21600 21600 0 21600 0 0 Z N"/></draw:custom-shape><draw:custom-shape text:anchor-type="paragraph" draw:z-index="32" draw:name="Shape1" draw:style-name="gr15" draw:text-style-name="P7" svg:width="0.4051in" svg:height="0.7768in" svg:x="0.5827in" svg:y="0.4228in"><text:p text:style-name="P1"><text:span text:style-name="T2">CONV1.1</text:span></text:p><text:p text:style-name="P1"><text:span text:style-name="T2">filters: 32</text:span></text:p><text:p text:style-name="P1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33" draw:name="Shape1" draw:style-name="gr9" draw:text-style-name="P8" svg:width="0.4098in" svg:height="0.7768in" svg:x="1.4327in" svg:y="0.4228in"><text:p text:style-name="P1"><text:span text:style-name="T2">POOL1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4" draw:name="Shape1" draw:style-name="gr16" draw:text-style-name="P7" svg:width="0.3787in" svg:height="0.7768in" svg:x="2.2083in" svg:y="0.4228in"><text:p text:style-name="P1"><text:span text:style-name="T2">CONV2.1</text:span></text:p><text:p text:style-name="P1"><text:span text:style-name="T2">filters: 32</text:span></text:p><text:p text:style-name="P1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5" draw:name="Shape1" draw:style-name="gr10" draw:text-style-name="P8" svg:width="0.4157in" svg:height="0.7768in" svg:x="2.9992in" svg:y="0.4283in"><text:p text:style-name="P1"><text:span text:style-name="T2">POOL2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36" draw:name="Shape1" draw:style-name="gr11" draw:text-style-name="P9" svg:width="0.4512in" svg:height="0.7768in" svg:x="5.3681in" svg:y="0.4228in"><text:p text:style-name="P1"><text:span text:style-name="T2">FC1</text:span></text:p><text:p text:style-name="P1"><text:span text:style-name="T2">1500</text:span></text:p><draw:enhanced-geometry svg:viewBox="0 0 21600 21600" draw:type="rectangle" draw:enhanced-path="M 0 0 L 21600 0 21600 21600 0 21600 0 0 Z N"/></draw:custom-shape><draw:custom-shape text:anchor-type="paragraph" draw:z-index="37" draw:name="Shape1" draw:style-name="gr12" draw:text-style-name="P9" svg:width="0.4217in" svg:height="0.7768in" svg:x="6.6457in" svg:y="0.4228in"><text:p text:style-name="P1"><text:span text:style-name="T2">FC3</text:span></text:p><text:p text:style-name="P1"><text:span text:style-name="T2">16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8" draw:name="Shape1" draw:style-name="gr17" draw:text-style-name="P7" svg:width="0.3858in" svg:height="0.7768in" svg:x="3.7862in" svg:y="0.4228in"><text:p text:style-name="P1"><text:span text:style-name="T2">CONV3.1</text:span></text:p><text:p text:style-name="P1"><text:span text:style-name="T2">filters: 64</text:span></text:p><text:p text:style-name="P1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39" draw:name="Shape1" draw:style-name="gr9" draw:text-style-name="P8" svg:width="0.4098in" svg:height="0.7768in" svg:x="4.5917in" svg:y="0.4228in"><text:p text:style-name="P1"><text:span text:style-name="T2">POOL3</text:span></text:p><text:p text:style-name="P1"><text:span text:style-name="T2">f_size: 2x2</text:span></text:p><draw:enhanced-geometry svg:viewBox="0 0 21600 21600" draw:type="rectangle" draw:enhanced-path="M 0 0 L 21600 0 21600 21600 0 21600 0 0 Z N"/></draw:custom-shape><draw:custom-shape text:anchor-type="paragraph" draw:z-index="40" draw:name="Shape1" draw:style-name="gr11" draw:text-style-name="P9" svg:width="0.4512in" svg:height="0.7768in" svg:x="6.1807in" svg:y="0.4228in"><text:p text:style-name="P1"><text:span text:style-name="T2">FC2</text:span></text:p><text:p text:style-name="P1"><text:span text:style-name="T2">1500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1" draw:name="Shape1" draw:style-name="gr18" draw:text-style-name="P10" svg:width="0.3331in" svg:height="0.7768in" svg:x="1.8571in" svg:y="0.4228in"><text:p text:style-name="P1"><text:span text:style-name="T2">DROP1</text:span></text:p><text:p text:style-name="P1"><text:span text:style-name="T2">p: 0.1</text:span></text:p><draw:enhanced-geometry svg:viewBox="0 0 21600 21600" draw:type="rectangle" draw:enhanced-path="M 0 0 L 21600 0 21600 21600 0 21600 0 0 Z N"/></draw:custom-shape><draw:custom-shape text:anchor-type="paragraph" draw:z-index="42" draw:name="Shape1" draw:style-name="gr18" draw:text-style-name="P10" svg:width="0.3331in" svg:height="0.7768in" svg:x="3.4339in" svg:y="0.4283in"><text:p text:style-name="P1"><text:span text:style-name="T2">DROP2</text:span></text:p><text:p text:style-name="P1"><text:span text:style-name="T2">p: 0.2</text:span></text:p><draw:enhanced-geometry svg:viewBox="0 0 21600 21600" draw:type="rectangle" draw:enhanced-path="M 0 0 L 21600 0 21600 21600 0 21600 0 0 Z N"/></draw:custom-shape><draw:custom-shape text:anchor-type="paragraph" draw:z-index="43" draw:name="Shape1" draw:style-name="gr18" draw:text-style-name="P10" svg:width="0.3331in" svg:height="0.7768in" svg:x="5.0161in" svg:y="0.4228in"><text:p text:style-name="P1"><text:span text:style-name="T2">DROP3</text:span></text:p><text:p text:style-name="P1"><text:span text:style-name="T2">p: 0.3</text:span></text:p><draw:enhanced-geometry svg:viewBox="0 0 21600 21600" draw:type="rectangle" draw:enhanced-path="M 0 0 L 21600 0 21600 21600 0 21600 0 0 Z N"/></draw:custom-shape><draw:custom-shape text:anchor-type="paragraph" draw:z-index="44" draw:name="Shape1" draw:style-name="gr18" draw:text-style-name="P10" svg:width="0.3331in" svg:height="0.7768in" svg:x="5.8335in" svg:y="0.4228in"><text:p text:style-name="P1"><text:span text:style-name="T2">DROP4</text:span></text:p><text:p text:style-name="P1"><text:span text:style-name="T2">p: 0.5</text:span></text:p><draw:enhanced-geometry svg:viewBox="0 0 21600 21600" draw:type="rectangle" draw:enhanced-path="M 0 0 L 21600 0 21600 21600 0 21600 0 0 Z N"/></draw:custom-shape><draw:custom-shape text:anchor-type="paragraph" draw:z-index="45" draw:name="Shape1" draw:style-name="gr19" draw:text-style-name="P7" svg:width="0.4106in" svg:height="0.7768in" svg:x="1.0075in" svg:y="0.4228in"><text:p text:style-name="P1"><text:span text:style-name="T2">CONV1.2</text:span></text:p><text:p text:style-name="P1"><text:span text:style-name="T2">filters: 32</text:span></text:p><text:p text:style-name="P1"><text:span text:style-name="T2">f_size: 4x4</text:span></text:p><draw:enhanced-geometry svg:viewBox="0 0 21600 21600" draw:type="rectangle" draw:enhanced-path="M 0 0 L 21600 0 21600 21600 0 21600 0 0 Z N"/></draw:custom-shape><draw:custom-shape text:anchor-type="paragraph" draw:z-index="46" draw:name="Shape1" draw:style-name="gr16" draw:text-style-name="P7" svg:width="0.3787in" svg:height="0.7768in" svg:x="2.6043in" svg:y="0.428in"><text:p text:style-name="P1"><text:span text:style-name="T2">CONV2.2</text:span></text:p><text:p text:style-name="P1"><text:span text:style-name="T2">filters: 32</text:span></text:p><text:p text:style-name="P1"><text:span text:style-name="T2">f_size: 3x3</text:span></text:p><draw:enhanced-geometry svg:viewBox="0 0 21600 21600" draw:type="rectangle" draw:enhanced-path="M 0 0 L 21600 0 21600 21600 0 21600 0 0 Z N"/></draw:custom-shape><draw:custom-shape text:anchor-type="paragraph" draw:z-index="47" draw:name="Shape1" draw:style-name="gr17" draw:text-style-name="P7" svg:width="0.3858in" svg:height="0.7768in" svg:x="4.1898in" svg:y="0.4228in"><text:p text:style-name="P1"><text:span text:style-name="T2">CONV3.2</text:span></text:p><text:p text:style-name="P1"><text:span text:style-name="T2">filters: 64</text:span></text:p><text:p text:style-name="P1"><text:span text:style-name="T2">f_size: 3x3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40:17.368965930</meta:creation-date>
    <dc:date>2017-10-14T18:44:31.180965558</dc:date>
    <meta:editing-duration>PT29M1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